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DC66807D2BECB878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584cm, 9.529cm, 23.744cm, 12.676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9.199cm" svg:height="25.772cm" svg:x="1.092cm" svg:y="1.991cm">
          <draw:image xlink:href="Pictures/10000000000005E8000007E0DC66807D2BECB87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2-10-07T14:34:10.588619538</dc:date>
    <meta:editing-duration>PT3M37S</meta:editing-duration>
    <meta:editing-cycles>6</meta:editing-cycles>
    <meta:generator>LibreOffice/7.4.1.2$MacOSX_AARCH64 LibreOffice_project/3c58a8f3a960df8bc8fd77b461821e42c061c5f0</meta:generator>
    <meta:document-statistic meta:object-count="1"/>
  </office:meta>
</office:document-meta>
</file>